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6.29708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Creative Werks - 400-500 Busse Rd. Elk Grove Village, IL 60007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aterial</text:p>
          </table:table-cell>
          <table:table-cell office:value-type="string" table:style-name="ce2">
            <text:p>Q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ardrop | Frame | 20' x 42" | 077</text:p>
          </table:table-cell>
          <table:table-cell office:value-type="float" office:value="600" table:style-name="ce1">
            <text:p>6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ardrop | Beam | 96" x 4" | 40E</text:p>
          </table:table-cell>
          <table:table-cell office:value-type="float" office:value="3104" table:style-name="ce1">
            <text:p>31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p | Wiredeck | 42" x 46"</text:p>
          </table:table-cell>
          <table:table-cell office:value-type="float" office:value="3104" table:style-name="ce1">
            <text:p>31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ardrop | Rowspacer | 18"</text:p>
          </table:table-cell>
          <table:table-cell office:value-type="float" office:value="258" table:style-name="ce1">
            <text:p>2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ardrop | Rowspacer | 12"</text:p>
          </table:table-cell>
          <table:table-cell office:value-type="float" office:value="129" table:style-name="ce1">
            <text:p>1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ardrop | Rowspacer | 8"</text:p>
          </table:table-cell>
          <table:table-cell office:value-type="float" office:value="387" table:style-name="ce1">
            <text:p>3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ardrop | Rowspacer | 6"</text:p>
          </table:table-cell>
          <table:table-cell office:value-type="float" office:value="384" table:style-name="ce1">
            <text:p>3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rew in | Anchor | 1/2" x 4"</text:p>
          </table:table-cell>
          <table:table-cell office:value-type="float" office:value="1200" table:style-name="ce1">
            <text:p>120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 Nose Post Protector</text:p>
          </table:table-cell>
          <table:table-cell office:value-type="float" office:value="386" table:style-name="ce1">
            <text:p>3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d Aisle Guard | Left Sided | 42"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d Aisle Guard | Right Sided | 42"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ller Angle Iron | 48"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rew In | Anchor | 3/4" x 4"</text:p>
          </table:table-cell>
          <table:table-cell office:value-type="float" office:value="260" table:style-name="ce1">
            <text:p>26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crew in | Anchor | 1/2" x 4"</text:p>
          </table:table-cell>
          <table:table-cell office:value-type="float" office:value="1200" table:style-name="ce1">
            <text:p>12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rew In | Anchor | 3/4" x 4"</text:p>
          </table:table-cell>
          <table:table-cell office:value-type="float" office:value="260" table:style-name="ce1">
            <text:p>260</text:p>
          </table:table-cell>
          <table:table-cell table:number-columns-repeated="16382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Park, John</meta:initial-creator>
    <dc:creator>Park, John</dc:creator>
    <meta:creation-date>2024-12-03T17:44:38Z</meta:creation-date>
    <dc:date>2025-01-07T18:41:53Z</dc:date>
  </office:meta>
</office:document-meta>
</file>